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November 3, 2021 (06:51:5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The exact wording varies between different IDEs, but look for one of the following: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 Start Debugging: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 Start Debugging: Cmd + return   -or-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 (e.g. the compiled program).</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3T22:52:14Z</meta:creation-date>
    <dc:date>2021-11-03T22:52:14Z</dc:date>
    <meta:user-defined meta:name="date" meta:value-type="string">November   3, 2021 (06:51:5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